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c8b" officeooo:paragraph-rsid="001ccc8b"/>
    </style:style>
    <style:style style:name="P2" style:family="paragraph" style:parent-style-name="Standard">
      <style:text-properties officeooo:rsid="001f4ef5" officeooo:paragraph-rsid="001f4ef5"/>
    </style:style>
    <style:style style:name="T1" style:family="text">
      <style:text-properties officeooo:rsid="001f4ef5"/>
    </style:style>
    <style:style style:name="T2" style:family="text">
      <style:text-properties officeooo:rsid="001e8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What is Newt thinking?**</text:p>
      <text:p text:style-name="P1"/>
      <text:p text:style-name="P1">**What is Newt thinking?** es una aplicación web dónde el usuario puede elegir un dato curioso <text:span text:style-name="T1">random</text:span>. El objetivo es que si el dato curioso es del agrado del usuario pueda guardarlo en una sección de favoritos para poder visualizar y utilizar cuantas veces quiera.</text:p>
      <text:p text:style-name="P1"/>
      <text:p text:style-name="P1">##**Características**</text:p>
      <text:p text:style-name="P1">-**Datos curiosos random** : Cada vez que el usuario pulse el botón aparecerá un dato curioso en la nube sobre el gatito.</text:p>
      <text:p text:style-name="P1">-**Interactividad** : Al pulsar el icono de favoritos cambiará de estado para indicar que se ha guardado el dato elegido .</text:p>
      <text:p text:style-name="P1">-**Estadísticas** : Habrá un local storage donde se almacenarán los favoritos escogidos.</text:p>
      <text:p text:style-name="P1">-**Efectos de sonido** : Al pulsar cada botón de la aplicación habrá un sonido de gatito.</text:p>
      <text:p text:style-name="P1">-<text:span text:style-name="T1">**Técnicas** : Hacer llamada a API con fetchApi y ejecución de acciones en JavaScript.</text:span></text:p>
      <text:p text:style-name="P1"/>
      <text:p text:style-name="P1">###<text:span text:style-name="T2">**Tecnologías utilizadas**</text:span></text:p>
      <text:p text:style-name="P1">-<text:span text:style-name="T2">**HTML** : La estructura de la página .</text:span></text:p>
      <text:p text:style-name="P1">-<text:span text:style-name="T2">**CSS** : Los estilos de la aplicación web </text:span></text:p>
      <text:p text:style-name="P1">-<text:span text:style-name="T2">**JavaScript** : La lógica de la app y sus eventos, como por ejemplo el clic de inicio, sonidos, favoritos, etc.</text:span></text:p>
      <text:p text:style-name="P1"/>
      <text:p text:style-name="P1"/>
      <text:p text:style-name="P2">####**Herramientas**</text:p>
      <text:p text:style-name="P2">-**Figma**</text:p>
      <text:p text:style-name="P2">-**Visual Studio Code**</text:p>
      <text:p text:style-name="P2">-**Trello**</text:p>
      <text:p text:style-name="P2">-**Git/GitHub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1:31:47.024000000</meta:creation-date>
    <dc:date>2025-01-09T22:07:18.414000000</dc:date>
    <meta:editing-duration>PT12M26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7" meta:word-count="181" meta:character-count="1126" meta:non-whitespace-character-count="961"/>
  </office:meta>
</office:document-meta>
</file>